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b53b" officeooo:paragraph-rsid="001fb53b"/>
    </style:style>
    <style:style style:name="P2" style:family="paragraph" style:parent-style-name="Standard">
      <style:text-properties officeooo:rsid="0021a222" officeooo:paragraph-rsid="0021a222"/>
    </style:style>
    <style:style style:name="P3" style:family="paragraph" style:parent-style-name="Standard">
      <style:text-properties officeooo:rsid="00225fa4" officeooo:paragraph-rsid="00225fa4"/>
    </style:style>
    <style:style style:name="P4" style:family="paragraph" style:parent-style-name="Standard">
      <style:text-properties officeooo:rsid="00243bbb" officeooo:paragraph-rsid="0021a222"/>
    </style:style>
    <style:style style:name="P5" style:family="paragraph" style:parent-style-name="Standard">
      <style:text-properties officeooo:rsid="00243bbb" officeooo:paragraph-rsid="00243bbb"/>
    </style:style>
    <style:style style:name="P6" style:family="paragraph" style:parent-style-name="Standard">
      <style:text-properties officeooo:rsid="0024fb94" officeooo:paragraph-rsid="0024fb94"/>
    </style:style>
    <style:style style:name="P7" style:family="paragraph" style:parent-style-name="Standard">
      <style:text-properties officeooo:rsid="00261f73" officeooo:paragraph-rsid="00261f73"/>
    </style:style>
    <style:style style:name="P8" style:family="paragraph" style:parent-style-name="Standard">
      <style:text-properties officeooo:rsid="00261f73" officeooo:paragraph-rsid="002e12c7"/>
    </style:style>
    <style:style style:name="P9" style:family="paragraph" style:parent-style-name="Standard">
      <style:text-properties officeooo:rsid="00261f73" officeooo:paragraph-rsid="0036d2ae"/>
    </style:style>
    <style:style style:name="P10" style:family="paragraph" style:parent-style-name="Standard">
      <style:text-properties officeooo:rsid="00261f73" officeooo:paragraph-rsid="002e12c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3. (nebo 2.2.? mezi routing a deepCNN)</text:p>
      <text:p text:style-name="P1"/>
      <text:p text:style-name="P2">2.1. Planning</text:p>
      <text:p text:style-name="P1"/>
      <text:p text:style-name="P2">2.3. History of CNNs</text:p>
      <text:p text:style-name="P4"/>
      <text:p text:style-name="P5"><text:s/></text:p>
      <text:p text:style-name="P5"/>
      <text:p text:style-name="P6">Visualizing and Understanding Convolutional Networks</text:p>
      <text:p text:style-name="P6">http://www.matthewzeiler.com/pubs/arxive2013/arxive2013.pdf</text:p>
      <text:p text:style-name="P6">Visualization of CNNs and features in layers of the model going from very abstract low level features (mere shapes) towards specific high level features (small patterns).</text:p>
      <text:p text:style-name="P7"/>
      <text:p text:style-name="P7"/>
      <text:p text:style-name="P3">2.4. Related works</text:p>
      <text:p text:style-name="P5"/>
      <text:p text:style-name="P5"/>
      <text:p text:style-name="P5">&lt;practical applications of image sets&gt;</text:p>
      <text:p text:style-name="P5"/>
      <text:p text:style-name="P5">Scene Completion Using Millions of Photographs</text:p>
      <text:p text:style-name="P5">http://graphics.cs.cmu.edu/projects/scene-completion/scene-completion.pdf</text:p>
      <text:p text:style-name="P5">Scene completion of masked out holes in images from subsets of visually similar images. Another of possible uses of large imagery datasets.</text:p>
      <text:p text:style-name="P5"/>
      <text:p text:style-name="P5">Leafsnap: A Computer Vision System for Automatic Plant Species Identification</text:p>
      <text:p text:style-name="P5">https://pdfs.semanticscholar.org/2002/3e104b41a2722ecaf5110a4637fb19502ccf.pdf</text:p>
      <text:p text:style-name="P5">Classification species of leaves via SVM classifier. </text:p>
      <text:p text:style-name="P5"/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8:01:26.168050499</meta:creation-date>
    <dc:date>2017-06-28T20:28:02.729571245</dc:date>
    <meta:editing-duration>PT33M24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00" meta:character-count="877" meta:non-whitespace-character-count="789"/>
  </office:meta>
</office:document-meta>
</file>